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Dados" table:style-name="ta1" table:print="false"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9" table:default-cell-style-name="Default"/>
        <table:table-row table:style-name="ro1">
          <table:table-cell office:value-type="string">
            <text:p>KDTREE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oh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>
            <text:p>s1</text:p>
          </table:table-cell>
          <table:table-cell office:value-type="string">
            <text:p>24182.6</text:p>
          </table:table-cell>
          <table:table-cell office:value-type="string">
            <text:p>22077.5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>
            <text:p>s2</text:p>
          </table:table-cell>
          <table:table-cell office:value-type="string">
            <text:p>77161.5</text:p>
          </table:table-cell>
          <table:table-cell office:value-type="float" office:value="15702">
            <text:p>15702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>
            <text:p>s3</text:p>
          </table:table-cell>
          <table:table-cell office:value-type="float" office:value="116636">
            <text:p>116636</text:p>
          </table:table-cell>
          <table:table-cell office:value-type="string">
            <text:p>34972.7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>
            <text:p>s4</text:p>
          </table:table-cell>
          <table:table-cell office:value-type="float" office:value="158300">
            <text:p>158300</text:p>
          </table:table-cell>
          <table:table-cell office:value-type="string">
            <text:p>67289.3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>
            <text:p>s5</text:p>
          </table:table-cell>
          <table:table-cell office:value-type="float" office:value="209869">
            <text:p>209869</text:p>
          </table:table-cell>
          <table:table-cell office:value-type="string">
            <text:p>54375.4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>
            <text:p>s6</text:p>
          </table:table-cell>
          <table:table-cell office:value-type="float" office:value="236102">
            <text:p>236102</text:p>
          </table:table-cell>
          <table:table-cell office:value-type="string">
            <text:p>48357.8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>
            <text:p>s7</text:p>
          </table:table-cell>
          <table:table-cell office:value-type="float" office:value="280544">
            <text:p>280544</text:p>
          </table:table-cell>
          <table:table-cell office:value-type="string">
            <text:p>78498.8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>
            <text:p>s8</text:p>
          </table:table-cell>
          <table:table-cell office:value-type="float" office:value="357234">
            <text:p>357234</text:p>
          </table:table-cell>
          <table:table-cell office:value-type="string">
            <text:p>76406.5</text:p>
          </table:table-cell>
          <table:table-cell table:number-columns-repeated="8"/>
          <table:table-cell table:style-name="ce3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>
            <text:p>BFBCT</text:p>
          </table:table-cell>
          <table:table-cell office:value-type="string">
            <text:p>load</text:p>
          </table:table-cell>
          <table:table-cell office:value-type="string">
            <text:p>oh</text:p>
          </table:table-cell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>
            <text:p>s1</text:p>
          </table:table-cell>
          <table:table-cell office:value-type="string">
            <text:p>32524.4</text:p>
          </table:table-cell>
          <table:table-cell office:value-type="string">
            <text:p>16107.3</text:p>
          </table:table-cell>
          <table:table-cell table:style-name="ce3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>
            <text:p>s2</text:p>
          </table:table-cell>
          <table:table-cell office:value-type="string">
            <text:p>77292.3</text:p>
          </table:table-cell>
          <table:table-cell office:value-type="string">
            <text:p>34947.2</text:p>
          </table:table-cell>
          <table:table-cell table:style-name="ce3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>
            <text:p>s3</text:p>
          </table:table-cell>
          <table:table-cell office:value-type="float" office:value="118065">
            <text:p>118065</text:p>
          </table:table-cell>
          <table:table-cell office:value-type="string">
            <text:p>47497.4</text:p>
          </table:table-cell>
          <table:table-cell table:style-name="ce3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>
            <text:p>s4</text:p>
          </table:table-cell>
          <table:table-cell office:value-type="float" office:value="159321">
            <text:p>159321</text:p>
          </table:table-cell>
          <table:table-cell office:value-type="string">
            <text:p>59163.6</text:p>
          </table:table-cell>
          <table:table-cell table:style-name="ce3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>
            <text:p>s5</text:p>
          </table:table-cell>
          <table:table-cell office:value-type="float" office:value="204260">
            <text:p>204260</text:p>
          </table:table-cell>
          <table:table-cell office:value-type="string">
            <text:p>65419.3</text:p>
          </table:table-cell>
          <table:table-cell table:style-name="ce3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>
            <text:p>s6</text:p>
          </table:table-cell>
          <table:table-cell office:value-type="float" office:value="248744">
            <text:p>248744</text:p>
          </table:table-cell>
          <table:table-cell office:value-type="string">
            <text:p>61423.1</text:p>
          </table:table-cell>
          <table:table-cell table:style-name="ce3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>
            <text:p>s7</text:p>
          </table:table-cell>
          <table:table-cell office:value-type="float" office:value="285248">
            <text:p>285248</text:p>
          </table:table-cell>
          <table:table-cell office:value-type="string">
            <text:p>72153.3</text:p>
          </table:table-cell>
          <table:table-cell table:style-name="ce3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>
            <text:p>s8</text:p>
          </table:table-cell>
          <table:table-cell office:value-type="float" office:value="334742">
            <text:p>334742</text:p>
          </table:table-cell>
          <table:table-cell office:value-type="string">
            <text:p>58829.3</text:p>
          </table:table-cell>
          <table:table-cell table:style-name="ce3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>
            <text:p>PROGREGA</text:p>
          </table:table-cell>
          <table:table-cell office:value-type="string">
            <text:p>load</text:p>
          </table:table-cell>
          <table:table-cell office:value-type="string">
            <text:p>oh</text:p>
          </table:table-cell>
          <table:table-cell table:number-columns-repeated="9"/>
        </table:table-row>
        <table:table-row table:style-name="ro1">
          <table:table-cell office:value-type="string">
            <text:p>s1</text:p>
          </table:table-cell>
          <table:table-cell office:value-type="string">
            <text:p>763.197</text:p>
          </table:table-cell>
          <table:table-cell office:value-type="string">
            <text:p>503.513</text:p>
          </table:table-cell>
          <table:table-cell table:number-columns-repeated="9"/>
        </table:table-row>
        <table:table-row table:style-name="ro1">
          <table:table-cell office:value-type="string">
            <text:p>s2</text:p>
          </table:table-cell>
          <table:table-cell office:value-type="string">
            <text:p>65113.1</text:p>
          </table:table-cell>
          <table:table-cell office:value-type="string">
            <text:p>31700.3</text:p>
          </table:table-cell>
          <table:table-cell table:number-columns-repeated="9"/>
        </table:table-row>
        <table:table-row table:style-name="ro1">
          <table:table-cell office:value-type="string">
            <text:p>s3</text:p>
          </table:table-cell>
          <table:table-cell office:value-type="float" office:value="121020">
            <text:p>121020</text:p>
          </table:table-cell>
          <table:table-cell office:value-type="string">
            <text:p>35432.7</text:p>
          </table:table-cell>
          <table:table-cell table:number-columns-repeated="9"/>
        </table:table-row>
        <table:table-row table:style-name="ro1">
          <table:table-cell office:value-type="string">
            <text:p>s4</text:p>
          </table:table-cell>
          <table:table-cell office:value-type="float" office:value="165755">
            <text:p>165755</text:p>
          </table:table-cell>
          <table:table-cell office:value-type="string">
            <text:p>32972.7</text:p>
          </table:table-cell>
          <table:table-cell table:number-columns-repeated="9"/>
        </table:table-row>
        <table:table-row table:style-name="ro1">
          <table:table-cell office:value-type="string">
            <text:p>s5</text:p>
          </table:table-cell>
          <table:table-cell office:value-type="float" office:value="205972">
            <text:p>205972</text:p>
          </table:table-cell>
          <table:table-cell office:value-type="string">
            <text:p>31908.2</text:p>
          </table:table-cell>
          <table:table-cell table:number-columns-repeated="9"/>
        </table:table-row>
        <table:table-row table:style-name="ro1">
          <table:table-cell office:value-type="string">
            <text:p>s6</text:p>
          </table:table-cell>
          <table:table-cell office:value-type="float" office:value="259526">
            <text:p>259526</text:p>
          </table:table-cell>
          <table:table-cell office:value-type="string">
            <text:p>33368.6</text:p>
          </table:table-cell>
          <table:table-cell table:number-columns-repeated="9"/>
        </table:table-row>
        <table:table-row table:style-name="ro1">
          <table:table-cell office:value-type="string">
            <text:p>s7</text:p>
          </table:table-cell>
          <table:table-cell office:value-type="float" office:value="301314">
            <text:p>301314</text:p>
          </table:table-cell>
          <table:table-cell office:value-type="string">
            <text:p>34243.8</text:p>
          </table:table-cell>
          <table:table-cell table:number-columns-repeated="9"/>
        </table:table-row>
        <table:table-row table:style-name="ro1">
          <table:table-cell office:value-type="string">
            <text:p>s8</text:p>
          </table:table-cell>
          <table:table-cell office:value-type="float" office:value="340333">
            <text:p>340333</text:p>
          </table:table-cell>
          <table:table-cell office:value-type="string">
            <text:p>37506.6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>
            <text:p>AHMED</text:p>
          </table:table-cell>
          <table:table-cell office:value-type="string">
            <text:p>load</text:p>
          </table:table-cell>
          <table:table-cell office:value-type="string">
            <text:p>oh</text:p>
          </table:table-cell>
          <table:table-cell table:number-columns-repeated="9"/>
        </table:table-row>
        <table:table-row table:style-name="ro1">
          <table:table-cell office:value-type="string">
            <text:p>s1</text:p>
          </table:table-cell>
          <table:table-cell office:value-type="string">
            <text:p>29222.3</text:p>
          </table:table-cell>
          <table:table-cell office:value-type="string">
            <text:p>18589.5</text:p>
          </table:table-cell>
          <table:table-cell table:number-columns-repeated="9"/>
        </table:table-row>
        <table:table-row table:style-name="ro1">
          <table:table-cell office:value-type="string">
            <text:p>s2</text:p>
          </table:table-cell>
          <table:table-cell office:value-type="string">
            <text:p>62555.9</text:p>
          </table:table-cell>
          <table:table-cell office:value-type="string">
            <text:p>29323.6</text:p>
          </table:table-cell>
          <table:table-cell table:number-columns-repeated="9"/>
        </table:table-row>
        <table:table-row table:style-name="ro1">
          <table:table-cell office:value-type="string">
            <text:p>s3</text:p>
          </table:table-cell>
          <table:table-cell office:value-type="float" office:value="100480">
            <text:p>100480</text:p>
          </table:table-cell>
          <table:table-cell office:value-type="string">
            <text:p>41141.7</text:p>
          </table:table-cell>
          <table:table-cell table:number-columns-repeated="9"/>
        </table:table-row>
        <table:table-row table:style-name="ro1">
          <table:table-cell office:value-type="string">
            <text:p>s4</text:p>
          </table:table-cell>
          <table:table-cell office:value-type="float" office:value="142243">
            <text:p>142243</text:p>
          </table:table-cell>
          <table:table-cell office:value-type="string">
            <text:p>54639.4</text:p>
          </table:table-cell>
          <table:table-cell table:number-columns-repeated="9"/>
        </table:table-row>
        <table:table-row table:style-name="ro1">
          <table:table-cell office:value-type="string">
            <text:p>s5</text:p>
          </table:table-cell>
          <table:table-cell office:value-type="float" office:value="207141">
            <text:p>207141</text:p>
          </table:table-cell>
          <table:table-cell office:value-type="string">
            <text:p>74588.7</text:p>
          </table:table-cell>
          <table:table-cell table:number-columns-repeated="9"/>
        </table:table-row>
        <table:table-row table:style-name="ro1">
          <table:table-cell office:value-type="string">
            <text:p>s6</text:p>
          </table:table-cell>
          <table:table-cell office:value-type="float" office:value="263495">
            <text:p>263495</text:p>
          </table:table-cell>
          <table:table-cell office:value-type="string">
            <text:p>90039.8</text:p>
          </table:table-cell>
          <table:table-cell table:number-columns-repeated="9"/>
        </table:table-row>
        <table:table-row table:style-name="ro1">
          <table:table-cell office:value-type="string">
            <text:p>s7</text:p>
          </table:table-cell>
          <table:table-cell office:value-type="float" office:value="297395">
            <text:p>297395</text:p>
          </table:table-cell>
          <table:table-cell office:value-type="string">
            <text:p>87652.2</text:p>
          </table:table-cell>
          <table:table-cell table:number-columns-repeated="9"/>
        </table:table-row>
        <table:table-row table:style-name="ro1">
          <table:table-cell office:value-type="string">
            <text:p>s8</text:p>
          </table:table-cell>
          <table:table-cell office:value-type="float" office:value="342432">
            <text:p>342432</text:p>
          </table:table-cell>
          <table:table-cell office:value-type="string">
            <text:p>70110.4</text:p>
          </table:table-cell>
          <table:table-cell table:number-columns-repeated="9"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5">15/12/2009</text:date>, <text:time>14:01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duardo Bezerra</meta:initial-creator>
    <meta:creation-date>2009-12-15T13:43:44</meta:creation-date>
    <dc:date>2009-12-15T14:01:35</dc:date>
    <dc:creator>Eduardo Bezerra</dc:creator>
    <meta:editing-duration>PT00H17M51S</meta:editing-duration>
    <meta:editing-cycles>13</meta:editing-cycles>
    <meta:generator>OpenOffice.org/3.1$Unix OpenOffice.org_project/310m19$Build-9420</meta:generator>
    <meta:document-statistic meta:table-count="2" meta:cell-count="108" meta:object-count="0"/>
  </office:meta>
</office:document-meta>
</file>